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1d5f" officeooo:paragraph-rsid="00031d5f"/>
    </style:style>
    <style:style style:name="P2" style:family="paragraph" style:parent-style-name="Standard">
      <style:text-properties officeooo:rsid="00040197" officeooo:paragraph-rsid="00040197"/>
    </style:style>
    <style:style style:name="P3" style:family="paragraph" style:parent-style-name="Standard">
      <style:text-properties fo:font-size="16pt" fo:font-weight="bold" officeooo:rsid="00040197" officeooo:paragraph-rsid="00040197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59e36" officeooo:paragraph-rsid="00059e36"/>
    </style:style>
    <style:style style:name="T1" style:family="text">
      <style:text-properties officeooo:rsid="00040197"/>
    </style:style>
    <style:style style:name="T2" style:family="text">
      <style:text-properties officeooo:rsid="00059e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d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alità produzione Vue.js con CLI</text:p>
      <text:p text:style-name="Standard"/>
      <text:p text:style-name="Standard"/>
      <text:p text:style-name="P1">Per mandare in produzione un app Vue realizzata con la CLI sarà sufficiente eseguire questi passaggi:</text:p>
      <text:p text:style-name="P1"/>
      <text:p text:style-name="P1">aprire il terminale nella cartella del progretto.</text:p>
      <text:p text:style-name="P1">Eseguire la riga "<text:span text:style-name="T3">npm run build</text:span>"</text:p>
      <text:p text:style-name="P1"/>
      <text:p text:style-name="P1">A questo punto verrà creata una nuova cartella "dist" <text:span text:style-name="T1">nel progetto.</text:span></text:p>
      <text:p text:style-name="P2">Al suo interno, ci sarà un file "index.html", che <text:span text:style-name="T2">se </text:span>aperto sul browser farà partire la nostra app.</text:p>
      <text:p text:style-name="P4">All'interno di "dist" vi si potrà trovare anche una cartella "static" con al suo interno file css, js, etc che servono all'app, sia quelli scritti dallo sviluppatore, <text:span text:style-name="T4">sia quelli di default</text:span>.</text:p>
      <text:p text:style-name="P4"/>
      <text:p text:style-name="P4">Tutti i file saranno <text:span text:style-name="T3">nidificati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9S</meta:editing-duration>
    <meta:editing-cycles>8</meta:editing-cycles>
    <meta:generator>LibreOffice/5.2.1.2$Windows_x86 LibreOffice_project/31dd62db80d4e60af04904455ec9c9219178d620</meta:generator>
    <dc:date>2017-11-16T17:53:21.725000000</dc:date>
    <meta:document-statistic meta:table-count="0" meta:image-count="0" meta:object-count="0" meta:page-count="1" meta:paragraph-count="8" meta:word-count="99" meta:character-count="603" meta:non-whitespace-character-count="512"/>
    <meta:user-defined meta:name="Info 1"/>
    <meta:user-defined meta:name="Info 2"/>
    <meta:user-defined meta:name="Info 3"/>
    <meta:user-defined meta:name="Info 4"/>
  </office:meta>
</office:document-meta>
</file>